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9912417759213" calcext:value-type="float">
            <text:p>44,99</text:p>
          </table:table-cell>
          <table:table-cell office:value-type="float" office:value="44.5582854186697" calcext:value-type="float">
            <text:p>44,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5645523505306" calcext:value-type="float">
            <text:p>25,56</text:p>
          </table:table-cell>
          <table:table-cell office:value-type="float" office:value="25.4445054581863" calcext:value-type="float">
            <text:p>25,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4278721041396" calcext:value-type="float">
            <text:p>41,43</text:p>
          </table:table-cell>
          <table:table-cell office:value-type="float" office:value="41.5469171473131" calcext:value-type="float">
            <text:p>41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5923193787509" calcext:value-type="float">
            <text:p>42,59</text:p>
          </table:table-cell>
          <table:table-cell office:value-type="float" office:value="42.1071501780882" calcext:value-type="float">
            <text:p>42,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432096636044" calcext:value-type="float">
            <text:p>33,43</text:p>
          </table:table-cell>
          <table:table-cell office:value-type="float" office:value="33.2460978512862" calcext:value-type="float">
            <text:p>33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200228861102" calcext:value-type="float">
            <text:p>42,20</text:p>
          </table:table-cell>
          <table:table-cell office:value-type="float" office:value="42.1873726242639" calcext:value-type="float">
            <text:p>42,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5427755943464" calcext:value-type="float">
            <text:p>25,54</text:p>
          </table:table-cell>
          <table:table-cell office:value-type="float" office:value="25.9018228181454" calcext:value-type="float">
            <text:p>25,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5576178369425" calcext:value-type="float">
            <text:p>38,56</text:p>
          </table:table-cell>
          <table:table-cell office:value-type="float" office:value="38.5434346134223" calcext:value-type="float">
            <text:p>38,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9205653379332" calcext:value-type="float">
            <text:p>32,92</text:p>
          </table:table-cell>
          <table:table-cell office:value-type="float" office:value="32.2581185693714" calcext:value-type="float">
            <text:p>32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2664441053931" calcext:value-type="float">
            <text:p>30,27</text:p>
          </table:table-cell>
          <table:table-cell office:value-type="float" office:value="30.2462654604064" calcext:value-type="float">
            <text:p>30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4199920661958" calcext:value-type="float">
            <text:p>28,42</text:p>
          </table:table-cell>
          <table:table-cell office:value-type="float" office:value="28.4469313886033" calcext:value-type="float">
            <text:p>28,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8694597019117" calcext:value-type="float">
            <text:p>27,87</text:p>
          </table:table-cell>
          <table:table-cell office:value-type="float" office:value="27.1575173731883" calcext:value-type="float">
            <text:p>27,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.2591511020161" calcext:value-type="float">
            <text:p>33,26</text:p>
          </table:table-cell>
          <table:table-cell office:value-type="float" office:value="33.730293121164" calcext:value-type="float">
            <text:p>33,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6054457471268" calcext:value-type="float">
            <text:p>25,61</text:p>
          </table:table-cell>
          <table:table-cell office:value-type="float" office:value="25.1790085109357" calcext:value-type="float">
            <text:p>25,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2916770343111" calcext:value-type="float">
            <text:p>37,29</text:p>
          </table:table-cell>
          <table:table-cell office:value-type="float" office:value="37.4106732636347" calcext:value-type="float">
            <text:p>37,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0331129895125" calcext:value-type="float">
            <text:p>34,03</text:p>
          </table:table-cell>
          <table:table-cell office:value-type="float" office:value="34.1139632311227" calcext:value-type="float">
            <text:p>34,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9281059636472" calcext:value-type="float">
            <text:p>26,93</text:p>
          </table:table-cell>
          <table:table-cell office:value-type="float" office:value="26.6913382549196" calcext:value-type="float">
            <text:p>26,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7764140629834" calcext:value-type="float">
            <text:p>42,78</text:p>
          </table:table-cell>
          <table:table-cell office:value-type="float" office:value="42.9014058000697" calcext:value-type="float">
            <text:p>42,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1337084885248" calcext:value-type="float">
            <text:p>30,13</text:p>
          </table:table-cell>
          <table:table-cell office:value-type="float" office:value="30.4809851453466" calcext:value-type="float">
            <text:p>30,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282776774967" calcext:value-type="float">
            <text:p>34,28</text:p>
          </table:table-cell>
          <table:table-cell office:value-type="float" office:value="34.2362750558999" calcext:value-type="float">
            <text:p>34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20:03:08.439588027</meta:creation-date>
    <dc:date>2024-09-17T20:05:53.667962443</dc:date>
    <meta:editing-duration>PT2M46S</meta:editing-duration>
    <meta:editing-cycles>1</meta:editing-cycles>
    <meta:document-statistic meta:table-count="1" meta:cell-count="63" meta:object-count="0"/>
    <meta:generator>LibreOffice/24.2.5.2$Linux_X86_64 LibreOffice_project/420$Build-2</meta:generator>
  </office:meta>
</office:document-meta>
</file>